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env python</text:p>
      <text:p text:style-name="Standard">"""</text:p>
      <text:p text:style-name="Standard"><text:s/>Blinks an LED on digital pin 13</text:p>
      <text:p text:style-name="Standard"><text:s/>in 1 second intervals</text:p>
      <text:p text:style-name="Standard">"""</text:p>
      <text:p text:style-name="Standard"/>
      <text:p text:style-name="Standard">from Arduino import Arduino</text:p>
      <text:p text:style-name="Standard">import time</text:p>
      <text:p text:style-name="Standard"/>
      <text:p text:style-name="Standard">board = Arduino('9600') #plugged in via USB, serial com at rate 9600</text:p>
      <text:p text:style-name="Standard">board.pinMode(5, "OUTPUT")</text:p>
      <text:p text:style-name="Standard">board.digitalWrite(5, "LOW")</text:p>
      <text:p text:style-name="Standard">#board.digitalWrite(5, "HIGH")</text:p>
      <text:p text:style-name="Standard"/>
      <text:p text:style-name="Standard">#while True:</text:p>
      <text:p text:style-name="Standard"><text:s text:c="3"/># board.digitalWrite(5, "LOW")</text:p>
      <text:p text:style-name="Standard"><text:s text:c="3"/># time.sleep(1)</text:p>
      <text:p text:style-name="Standard"><text:s text:c="3"/># board.digitalWrite(5, "HIGH")</text:p>
      <text:p text:style-name="Standard"><text:s text:c="3"/># time.sleep(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5T10:25:29.374983112</meta:creation-date>
    <dc:date>2022-06-25T10:26:40.192281649</dc:date>
    <meta:editing-duration>PT1M11S</meta:editing-duration>
    <meta:editing-cycles>1</meta:editing-cycles>
    <meta:document-statistic meta:table-count="0" meta:image-count="0" meta:object-count="0" meta:page-count="1" meta:paragraph-count="16" meta:word-count="51" meta:character-count="386" meta:non-whitespace-character-count="337"/>
    <meta:generator>LibreOffice/6.0.7.3$Linux_X86_64 LibreOffice_project/00m0$Build-3</meta:generator>
  </office:meta>
</office:document-meta>
</file>